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736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0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000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2.0602in" svg:y="0.0394in">
            <draw:object draw:notify-on-update-of-ranges="Sheet1.A1:Sheet1.A1 Sheet1.A2:Sheet1.A5 Sheet1.C1:Sheet1.C1 Sheet1.C2:Sheet1.C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onle Sa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3</text:p>
          </table:table-cell>
          <table:table-cell table:style-name="ce2" table:formula="of:=MIN(['file:///CPWF%20Laptop/LPDAAC/a1v5_msubasin65_avg.xlsm'#$'2000-NRT_EVI_avg'.$D$2:.$D$282])" office:value-type="float" office:value="0.0582138785978911" calcext:value-type="float">
            <text:p>0.06</text:p>
          </table:table-cell>
          <table:table-cell table:style-name="ce2" table:formula="of:=MAX(['file:///CPWF%20Laptop/LPDAAC/a1v5_msubasin65_avg.xlsm'#$'2000-NRT_EVI_avg'.$D$2:.$D$282])" office:value-type="float" office:value="0.537270589911656" calcext:value-type="float">
            <text:p>0.54</text:p>
          </table:table-cell>
          <table:table-cell table:style-name="ce2" table:formula="of:=[.C2]-[.B2]" office:value-type="float" office:value="0.479056711313765" calcext:value-type="float">
            <text:p>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45</text:p>
          </table:table-cell>
          <table:table-cell table:style-name="ce2" table:formula="of:=MIN(['file:///CPWF%20Laptop/LPDAAC/a1v5_msubasin65_avg.xlsm'#$'2000-NRT_EVI_avg'.$AT$2:.$AT$282])" office:value-type="float" office:value="0.116767772511848" calcext:value-type="float">
            <text:p>0.12</text:p>
          </table:table-cell>
          <table:table-cell table:style-name="ce2" table:formula="of:=MAX(['file:///CPWF%20Laptop/LPDAAC/a1v5_msubasin65_avg.xlsm'#$'2000-NRT_EVI_avg'.$AT$2:.$AT$282])" office:value-type="float" office:value="0.519911989709566" calcext:value-type="float">
            <text:p>0.52</text:p>
          </table:table-cell>
          <table:table-cell table:style-name="ce2" table:formula="of:=[.C3]-[.B3]" office:value-type="float" office:value="0.403144217197718" calcext:value-type="float">
            <text:p>0.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65</text:p>
          </table:table-cell>
          <table:table-cell table:style-name="ce2" table:formula="of:=MIN(['file:///CPWF%20Laptop/LPDAAC/a1v5_msubasin65_avg.xlsm'#$'2000-NRT_EVI_avg'.$BN$2:.$BN$282])" office:value-type="float" office:value="0.147021900452489" calcext:value-type="float">
            <text:p>0.15</text:p>
          </table:table-cell>
          <table:table-cell table:style-name="ce2" table:formula="of:=MAX(['file:///CPWF%20Laptop/LPDAAC/a1v5_msubasin65_avg.xlsm'#$'2000-NRT_EVI_avg'.$BN$2:.$BN$282])" office:value-type="float" office:value="0.429233665158371" calcext:value-type="float">
            <text:p>0.43</text:p>
          </table:table-cell>
          <table:table-cell table:style-name="ce2" table:formula="of:=[.C4]-[.B4]" office:value-type="float" office:value="0.282211764705882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10</text:p>
          </table:table-cell>
          <table:table-cell table:style-name="ce2" table:formula="of:=MIN(['file:///CPWF%20Laptop/LPDAAC/a1v5_msubasin65_avg.xlsm'#$'2000-NRT_EVI_avg'.$K$2:.$K$282])" office:value-type="float" office:value="0.109454082812861" calcext:value-type="float">
            <text:p>0.11</text:p>
          </table:table-cell>
          <table:table-cell table:style-name="ce2" table:formula="of:=MAX(['file:///CPWF%20Laptop/LPDAAC/a1v5_msubasin65_avg.xlsm'#$'2000-NRT_EVI_avg'.$K$2:.$K$282])" office:value-type="float" office:value="0.41750578302105" calcext:value-type="float">
            <text:p>0.42</text:p>
          </table:table-cell>
          <table:table-cell table:style-name="ce2" table:formula="of:=[.C5]-[.B5]" office:value-type="float" office:value="0.308051700208189" calcext:value-type="float">
            <text:p>0.3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Sheet1.$C$1" table:expression="[.B1]-[.A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Yann </dc:creator>
    <meta:creation-date>2014-04-09T07:06:04</meta:creation-date>
    <dc:date>2014-04-09T17:27:44.640537564</dc:date>
    <meta:generator>LibreOffice/4.1.3.2$Linux_X86_64 LibreOffice_project/410m0$Build-2</meta:generator>
    <meta:document-statistic meta:table-count="1" meta:cell-count="20" meta:object-count="1"/>
    <meta:user-defined meta:name="AppVersion">14.03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svg:x="13.762cm" svg:y="0.457cm" style:legend-expansion="custom" chartooo:width="1.795cm" chartooo:height="1.096cm" style:legend-expansion-aspect-ratio="1.63777372262774" chart:style-name="ch2"/>
        <chart:plot-area chart:style-name="ch3" table:cell-range-address="Sheet1.A1:Sheet1.C5" chart:data-source-has-labels="both" svg:x="0.828cm" svg:y="0.221cm" svg:width="15.048cm" svg:height="8.057cm">
          <chartooo:coordinate-region svg:x="1.74cm" svg:y="0.421cm" svg:width="13.817cm" svg:height="7.21cm"/>
          <chart:axis chart:dimension="x" chart:name="primary-x" chart:style-name="ch4" chartooo:axis-type="auto">
            <chartooo:date-scale/>
            <chart:title svg:x="6.562cm" svg:y="8.44cm" chart:style-name="ch5">
              <text:p>Distance from Tonle Sap</text:p>
            </chart:title>
            <chart:categories table:cell-range-address="Sheet1.A2:Sheet1.A5"/>
            <chart:grid chart:style-name="ch6" chart:class="major"/>
          </chart:axis>
          <chart:axis chart:dimension="y" chart:name="primary-y" chart:style-name="ch7">
            <chart:title svg:x="0cm" svg:y="4.73cm" chart:style-name="ch8">
              <text:p>EVI [-]</text:p>
            </chart:title>
            <chart:grid chart:style-name="ch6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B2:Sheet1.B5" chart:label-cell-address="Sheet1.B1:Sheet1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Sheet1.C1:Sheet1.C1</svg:desc>
                </draw:g>
              </table:table-cell>
              <table:table-cell office:value-type="string">
                <text:p>Mi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3</text:p>
                <draw:g>
                  <svg:desc>Sheet1.A2:Sheet1.A5</svg:desc>
                </draw:g>
              </table:table-cell>
              <table:table-cell office:value-type="float" office:value="0.537270589911656">
                <text:p>0.537270589911656</text:p>
                <draw:g>
                  <svg:desc>Sheet1.C2:Sheet1.C5</svg:desc>
                </draw:g>
              </table:table-cell>
              <table:table-cell office:value-type="float" office:value="0.0582138785978911">
                <text:p>0.058213878597891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cl45</text:p>
              </table:table-cell>
              <table:table-cell office:value-type="float" office:value="0.519911989709566">
                <text:p>0.519911989709566</text:p>
              </table:table-cell>
              <table:table-cell office:value-type="float" office:value="0.116767772511848">
                <text:p>0.116767772511848</text:p>
              </table:table-cell>
            </table:table-row>
            <table:table-row>
              <table:table-cell office:value-type="string">
                <text:p>cl65</text:p>
              </table:table-cell>
              <table:table-cell office:value-type="float" office:value="0.429233665158371">
                <text:p>0.429233665158371</text:p>
              </table:table-cell>
              <table:table-cell office:value-type="float" office:value="0.147021900452489">
                <text:p>0.147021900452489</text:p>
              </table:table-cell>
            </table:table-row>
            <table:table-row>
              <table:table-cell office:value-type="string">
                <text:p>cl10</text:p>
              </table:table-cell>
              <table:table-cell office:value-type="float" office:value="0.41750578302105">
                <text:p>0.41750578302105</text:p>
              </table:table-cell>
              <table:table-cell office:value-type="float" office:value="0.109454082812861">
                <text:p>0.109454082812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